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style:font-name="Liberation Sans" fo:font-size="16pt" fo:font-weight="bold" officeooo:rsid="0010cdd8" officeooo:paragraph-rsid="001400c6"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text-position="0% 100%" style:font-name="Liberation Sans" fo:font-size="16pt" fo:font-weight="bold" officeooo:rsid="0015687a" officeooo:paragraph-rsid="0015687a"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text-position="0% 100%" style:font-name="Liberation Sans" fo:font-size="16pt" officeooo:rsid="0010cdd8" officeooo:paragraph-rsid="001400c6" style:font-size-asian="16pt" style:font-size-complex="16pt"/>
    </style:style>
    <style:style style:name="P4" style:family="paragraph" style:parent-style-name="Standard">
      <style:text-properties style:text-position="0% 100%" style:font-name="Liberation Sans" fo:font-size="16pt" officeooo:rsid="0010cdd8" officeooo:paragraph-rsid="001400c6" style:font-size-asian="16pt" style:font-size-complex="16pt"/>
    </style:style>
    <style:style style:name="P5" style:family="paragraph" style:parent-style-name="Standard">
      <style:paragraph-properties fo:text-align="justify" style:justify-single-word="false"/>
      <style:text-properties style:text-position="0% 100%" style:font-name="Liberation Sans" fo:font-size="14pt" fo:font-weight="bold" officeooo:rsid="0015687a" officeooo:paragraph-rsid="0015687a" style:font-size-asian="12.25pt" style:font-weight-asian="bold" style:font-size-complex="14pt" style:font-weight-complex="bold"/>
    </style:style>
    <style:style style:name="P6" style:family="paragraph" style:parent-style-name="Standard">
      <style:paragraph-properties fo:text-align="justify" style:justify-single-word="false"/>
      <style:text-properties style:text-position="0% 100%" style:font-name="Liberation Sans" fo:font-size="14pt" fo:font-weight="bold" officeooo:rsid="00194e99" officeooo:paragraph-rsid="00194e99"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text-position="0% 100%" style:font-name="Liberation Sans" fo:font-size="14pt" fo:font-weight="normal" officeooo:rsid="0016f8c8" officeooo:paragraph-rsid="0016f8c8"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text-position="0% 100%" style:font-name="Liberation Sans" fo:font-size="14pt" fo:font-weight="normal" officeooo:rsid="001a965d" officeooo:paragraph-rsid="001a965d"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text-position="0% 100%" style:font-name="Liberation Sans" fo:font-size="12pt" fo:font-weight="normal" officeooo:rsid="001a965d" officeooo:paragraph-rsid="001a965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20pt" fo:font-weight="bold" officeooo:rsid="0010cdd8" officeooo:paragraph-rsid="001400c6"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Liberation Sans" fo:font-size="18pt" fo:font-weight="bold" officeooo:rsid="001400c6" officeooo:paragraph-rsid="001400c6" style:font-size-asian="18pt" style:font-weight-asian="bold" style:font-size-complex="18pt" style:font-weight-complex="bold"/>
    </style:style>
    <style:style style:name="P12" style:family="paragraph" style:parent-style-name="Standard">
      <style:text-properties style:font-name="Liberation Sans" fo:font-size="16pt" officeooo:rsid="0010cdd8" officeooo:paragraph-rsid="001400c6" style:font-size-asian="16pt" style:font-size-complex="16pt"/>
    </style:style>
    <style:style style:name="P13" style:family="paragraph" style:parent-style-name="Standard">
      <style:text-properties style:font-name="Liberation Sans" fo:font-size="16pt" officeooo:rsid="001400c6" officeooo:paragraph-rsid="001400c6" style:font-size-asian="16pt" style:font-size-complex="16pt"/>
    </style:style>
    <style:style style:name="P14" style:family="paragraph" style:parent-style-name="Standard" style:list-style-name="L1">
      <style:paragraph-properties fo:text-align="justify" style:justify-single-word="false"/>
      <style:text-properties officeooo:paragraph-rsid="001a965d"/>
    </style:style>
    <style:style style:name="P15" style:family="paragraph">
      <style:paragraph-properties fo:text-align="center"/>
    </style:style>
    <style:style style:name="T1" style:family="text">
      <style:text-properties style:text-position="0% 100%"/>
    </style:style>
    <style:style style:name="T2" style:family="text">
      <style:text-properties style:text-position="0% 100%" fo:font-weight="bold" style:font-weight-asian="bold" style:font-weight-complex="bold"/>
    </style:style>
    <style:style style:name="T3" style:family="text">
      <style:text-properties style:text-position="0% 100%" style:font-name="Liberation Sans" fo:font-size="12pt" fo:font-weight="normal" officeooo:rsid="001a965d" style:font-size-asian="12pt" style:font-weight-asian="normal" style:font-size-complex="12pt" style:font-weight-complex="normal"/>
    </style:style>
    <style:style style:name="T4" style:family="text">
      <style:text-properties officeooo:rsid="001858c6"/>
    </style:style>
    <style:style style:name="T5" style:family="text">
      <style:text-properties style:font-name="sans-serif" fo:font-size="15pt"/>
    </style:style>
    <style:style style:name="T6" style:family="text">
      <style:text-properties fo:font-size="1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Βάσεις Δεδομένων</text:p>
      <text:p text:style-name="P11">Εξαμηνιαία Εργασία</text:p>
      <text:p text:style-name="P3"/>
      <text:p text:style-name="P13"><text:span text:style-name="T2">Ομάδα:<text:tab/>47</text:span></text:p>
      <text:p text:style-name="P12"><text:span text:style-name="T2">Συνεργάτες:</text:span><text:span text:style-name="T1"> Βεκράκης Εμμανουήλ - 03116068</text:span></text:p>
      <text:p text:style-name="P4"><text:tab/><text:tab/> <text:s text:c="4"/>Βουλγαρίδης Ιωάννης - 03116151</text:p>
      <text:p text:style-name="P4"><draw:line text:anchor-type="paragraph" draw:z-index="0" draw:name="Shape1" draw:style-name="gr1" draw:text-style-name="P15" svg:x1="-0.1626in" svg:y1="0.3402in" svg:x2="7.0874in" svg:y2="0.3402in"><text:p/></draw:line><text:tab/><text:tab/> <text:s text:c="4"/>Γιαννιός Γεώργιος-Ταξιάρχης - 03116156</text:p>
      <text:p text:style-name="P4"/>
      <text:p text:style-name="P4"/>
      <text:p text:style-name="P2">Έντυπη αναφορά</text:p>
      <text:p text:style-name="P2"/>
      <text:p text:style-name="P2"/>
      <text:p text:style-name="P5">Σχόλια πλατφόρμας εκπόνησης της εργασίας</text:p>
      <text:p text:style-name="P1"/>
      <text:p text:style-name="P7">Επιλέξαμε ως ομάδα να εκπονήσουμε την βάση σε MySQL, ενώ τόσο για το SQL script όσο και για τον κώδικα για το User Interface χρησιμοποιήθηκε το περιβάλλον ανάπτυξης NetBeans. Η επιλογή αυτή ήταν προφανής καθώς αποφασίσαμε να υλοποιήσουμε <text:span text:style-name="T4">το γραφικό περιβάλλον σε γλώσσα Java, συνεργαζόμενη με το JDBC (Java DataBase Connectivity) API ώστε να κάνουμε τα κατάλληλα queries στην βάση μας, για την οποία το περιβάλλον NetBeans παρέχει αρκετά εργαλεία που μας βοήθησαν στην σχεδίαση του. Αυτό μας βοήθησε μεν στον ευκολότερο σχεδιασμό του γραφικού περιβάλλοντος αλλά προϋπέθετε υπάρχουσες γνώσεις στον προγραμματισμό σε Java και κατανόηση του αντικειμενοστραφούς τρόπου προγραμματισμού, δεξιότητες τις οποίες κατείχαν τα μέλη της ομάδας. Από τις πρώτες δυσκολίες που αντιμετωπίσαμε ήταν ο συγχρονισμός των διαφορετικών κομματιών της εργασίας που είχε αναλάβει το κάθε μέλος. Για την επίλυση του προβλήματος αυτού, δημιουργήσαμε ένα private repository στο github με collaborators τα μέλη της ομάδας ώστε να μπορεί ο καθένας να βλέπει την πρόοδο των άλλων και να συγχρονίζει την έκδοση του κώδικα του. Το επόμενο πρόβλημα που αντιμετωπίσαμε ήταν ο καθορισμός των constraints κατά τη δημιουργία της βάσης ώστε να εξυπηρετούν την εύρυθμη λειτουργία της βιβλιοθήκης, η επίλυση του οποίου παρουσιάζεται στην επόμενη παράγραφο.</text:span></text:p>
      <text:p text:style-name="P7"/>
      <text:p text:style-name="P7"/>
      <text:p text:style-name="P6"/>
      <text:p text:style-name="P6"/>
      <text:p text:style-name="P6"/>
      <text:p text:style-name="P6"/>
      <text:p text:style-name="P6"><text:soft-page-break/>Σχεδιασμός της Βάσης</text:p>
      <text:p text:style-name="P6"/>
      <text:p text:style-name="P8">Το σχεσιακό μοντέλο που επιλέξαμε να υλοποιήσουμε είναι αυτό της προτεινόμενης λύσης της Πρώτης Άσκησης που αναρτήθηκε στο mycourses. Συγκεκριμένα το μοντέλο είναι το εξής:</text:p>
      <text:p text:style-name="P9"/>
      <text:list xml:id="list4289821498" text:style-name="L1">
        <text:list-item>
          <text:p text:style-name="P14"><text:span text:style-name="T3">member(memberID, MFirst, MLast, Street, number, postalCode, Mbirthdate)</text:span></text:p>
        </text:list-item>
        <text:list-item>
          <text:p text:style-name="P14"><text:span text:style-name="T3">Book(ISBN, title,pubYear,numpages, pubName) pubName FK to publisher</text:span></text:p>
        </text:list-item>
        <text:list-item>
          <text:p text:style-name="P14"><text:span text:style-name="T3">author(authID, AFirst, ALast, Abirthdate)</text:span></text:p>
        </text:list-item>
        <text:list-item>
          <text:p text:style-name="P14"><text:span text:style-name="T3">category(categoryName, supercategoryName) supercategoryName FK to category</text:span></text:p>
        </text:list-item>
        <text:list-item>
          <text:p text:style-name="P14"><text:span text:style-name="T3">copies(ISBN, copyNr, shelf) ISBN FK to Book</text:span></text:p>
        </text:list-item>
        <text:list-item>
          <text:p text:style-name="P14"><text:span text:style-name="T3">publisher(pubName, estYear, street, number, postalCode)</text:span></text:p>
        </text:list-item>
        <text:list-item>
          <text:p text:style-name="P14"><text:span text:style-name="T3">employee(empID, EFirst, ELast, salary)</text:span></text:p>
        </text:list-item>
        <text:list-item>
          <text:p text:style-name="P14"><text:span text:style-name="T3">permanent_employee(empID, HiringDate) empID FK to employee</text:span></text:p>
        </text:list-item>
        <text:list-item>
          <text:p text:style-name="P14"><text:span text:style-name="T3">temporary_employee(empID, ContractNr) empID FK to employee</text:span></text:p>
        </text:list-item>
        <text:list-item>
          <text:p text:style-name="P14"><text:span text:style-name="T3">borrows(memberID, ISBN, copyNr, date_of_borrowing, date_of_return) memberID FK to member, ISBN FK to Books, (ISBN, copyNr) FK to copies</text:span></text:p>
        </text:list-item>
        <text:list-item>
          <text:p text:style-name="P14"><text:span text:style-name="T3">belongs_to(ISBN, categoryName) ISBN FK to Book, categoryName FK to category</text:span></text:p>
        </text:list-item>
        <text:list-item>
          <text:p text:style-name="P14"><text:span text:style-name="T3">reminder(empID, memberID, ISBN, copyNr, date_of_borrowing, date_of_reminder) empID FK to employee, memberID FK to member, ISBN FK to Book, (memberID, ISBN, copyNr, <text:tab/>date_of_borrowing) FK to borrows, (ISBN, copyNr) FK to copies</text:span></text:p>
        </text:list-item>
        <text:list-item>
          <text:p text:style-name="P14"><text:span text:style-name="T3">written_by(ISBN, authID) ISBN FK to Book, authID FK to auth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8:41:47.587295119</meta:creation-date>
    <meta:generator>LibreOffice/5.4.3.2$Linux_X86_64 LibreOffice_project/92a7159f7e4af62137622921e809f8546db437e5</meta:generator>
    <dc:date>2019-05-29T19:43:55.178917193</dc:date>
    <meta:editing-duration>PT10M5S</meta:editing-duration>
    <meta:editing-cycles>2</meta:editing-cycles>
    <meta:document-statistic meta:table-count="0" meta:image-count="0" meta:object-count="0" meta:page-count="2" meta:paragraph-count="24" meta:word-count="383" meta:character-count="2742" meta:non-whitespace-character-count="2381"/>
  </office:meta>
</office:document-meta>
</file>